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500000035114C94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9.7083in" fo:margin-left="-0.0785in" table:align="left" style:writing-mode="lr-tb"/>
    </style:style>
    <style:style style:name="Table1.A" style:family="table-column">
      <style:table-column-properties style:column-width="2.1833in"/>
    </style:style>
    <style:style style:name="Table1.B" style:family="table-column">
      <style:table-column-properties style:column-width="1.6917in"/>
    </style:style>
    <style:style style:name="Table1.C" style:family="table-column">
      <style:table-column-properties style:column-width="5.833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7069in" fo:margin-left="-0.0785in" table:align="left" style:writing-mode="lr-tb"/>
    </style:style>
    <style:style style:name="Table2.A" style:family="table-column">
      <style:table-column-properties style:column-width="3.0125in"/>
    </style:style>
    <style:style style:name="Table2.B" style:family="table-column">
      <style:table-column-properties style:column-width="3.25in"/>
    </style:style>
    <style:style style:name="Table2.C" style:family="table-column">
      <style:table-column-properties style:column-width="3.4444in"/>
    </style:style>
    <style:style style:name="Table2.1" style:family="table-row">
      <style:table-row-properties style:min-row-height="0.6333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2.7167in"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Text_20_body">
      <style:paragraph-properties fo:line-height="115%"/>
      <style:text-properties style:font-name="Liberation Serif" fo:font-size="11pt" style:font-size-asian="11pt" style:font-size-complex="11pt"/>
    </style:style>
    <style:style style:name="P2"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line-height="100%"/>
      <style:text-properties style:font-name="Liberation Serif" fo:font-size="11pt" style:font-size-asian="11pt" style:font-size-complex="11pt"/>
    </style:style>
    <style:style style:name="P5"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6" style:family="paragraph" style:parent-style-name="Footer">
      <style:paragraph-properties fo:text-align="end" style:justify-single-word="false"/>
      <style:text-properties officeooo:paragraph-rsid="001e8fbe"/>
    </style:style>
    <style:style style:name="P7"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8" style:family="paragraph" style:parent-style-name="Standard">
      <style:text-properties style:font-name="Liberation Serif"/>
    </style:style>
    <style:style style:name="P9" style:family="paragraph" style:parent-style-name="Standard">
      <style:text-properties style:font-name="Liberation Serif" fo:font-size="7pt" style:font-size-asian="7pt" style:font-name-complex="Times New Roman"/>
    </style:style>
    <style:style style:name="P10" style:family="paragraph" style:parent-style-name="Standard">
      <style:paragraph-properties fo:text-align="center" style:justify-single-word="false"/>
      <style:text-properties style:font-name="Liberation Serif" fo:font-size="16pt" style:font-size-asian="16pt" style:font-name-complex="Times New Roman"/>
    </style:style>
    <style:style style:name="P11"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12"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13" style:family="paragraph" style:parent-style-name="Standard">
      <style:text-properties style:font-name="Liberation Serif" fo:font-size="11pt" officeooo:paragraph-rsid="002fa9cb" style:font-size-asian="11pt" style:font-size-complex="11pt"/>
    </style:style>
    <style:style style:name="P14"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15"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bold" officeooo:paragraph-rsid="002fa9cb" style:text-blinking="false" fo:background-color="transparent" style:font-size-asian="11pt" style:font-size-complex="11pt"/>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10pt" style:font-size-asian="10pt" style:font-name-complex="Times New Roman" style:language-complex="en" style:country-complex="US"/>
    </style:style>
    <style:style style:name="P18" style:family="paragraph" style:parent-style-name="Table_20_Contents">
      <style:text-properties style:font-name="Liberation Serif" fo:font-size="11pt" style:font-size-asian="11pt" style:font-size-complex="11pt"/>
    </style:style>
    <style:style style:name="P19" style:family="paragraph" style:parent-style-name="Table_20_Contents">
      <style:text-properties style:font-name="Liberation Serif" fo:font-size="11pt" officeooo:paragraph-rsid="0025f9f7" style:font-size-asian="11pt" style:font-size-complex="11pt"/>
    </style:style>
    <style:style style:name="P20" style:family="paragraph" style:parent-style-name="Table_20_Contents">
      <style:paragraph-properties fo:line-height="115%"/>
      <style:text-properties style:font-name="Liberation Serif" fo:font-size="11pt" style:font-size-asian="11pt" style:font-size-complex="11pt"/>
    </style:style>
    <style:style style:name="P21" style:family="paragraph" style:parent-style-name="Table_20_Contents">
      <style:paragraph-properties fo:line-height="115%"/>
      <style:text-properties style:font-name="Liberation Serif" fo:font-size="11pt" officeooo:paragraph-rsid="0025f9f7" style:font-size-asian="11pt" style:font-size-complex="11pt"/>
    </style:style>
    <style:style style:name="P22" style:family="paragraph" style:parent-style-name="Table_20_Contents">
      <style:paragraph-properties fo:line-height="115%"/>
      <style:text-properties style:font-name="Liberation Serif" fo:font-size="11pt" fo:font-style="normal" style:font-size-asian="11pt" style:font-style-asian="normal" style:font-size-complex="11pt" style:font-style-complex="normal"/>
    </style:style>
    <style:style style:name="P23" style:family="paragraph" style:parent-style-name="Table_20_Contents">
      <style:text-properties style:font-name="Liberation Serif" fo:font-size="11pt" fo:font-weight="bold" officeooo:paragraph-rsid="0025f9f7" style:font-size-asian="11pt" style:font-weight-asian="bold" style:font-size-complex="11pt" style:font-weight-complex="bold"/>
    </style:style>
    <style:style style:name="P24" style:family="paragraph" style:parent-style-name="Table_20_Contents">
      <style:text-properties officeooo:paragraph-rsid="0029d2b4"/>
    </style:style>
    <style:style style:name="P25" style:family="paragraph" style:parent-style-name="Table_20_Contents">
      <style:text-properties officeooo:rsid="002a794e" officeooo:paragraph-rsid="002a794e"/>
    </style:style>
    <style:style style:name="P26"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tyle-asian="normal" style:font-size-complex="11pt" style:font-style-complex="normal"/>
    </style:style>
    <style:style style:name="P27" style:family="paragraph" style:parent-style-name="Table_20_Content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8"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29"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30"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2"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3"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34" style:family="paragraph" style:parent-style-name="Text_20_body">
      <style:paragraph-properties fo:margin-left="0in" fo:margin-right="0in" fo:margin-top="0in" fo:margin-bottom="0in" style:contextual-spacing="false" fo:line-height="120%" fo:text-indent="0in" style:auto-text-indent="false" style:writing-mode="lr-tb"/>
      <style:text-properties style:font-name="Liberation Serif" fo:font-size="11pt" style:font-size-asian="11pt" style:font-size-complex="11pt"/>
    </style:style>
    <style:style style:name="P35" style:family="paragraph" style:parent-style-name="Table_20_Contents">
      <style:paragraph-properties fo:margin-left="0in" fo:margin-right="0in" fo:margin-top="0in" fo:margin-bottom="0in" style:contextual-spacing="false" fo:line-height="120%" fo:text-indent="0in" style:auto-text-indent="false" style:writing-mode="lr-tb"/>
      <style:text-properties style:font-name="Liberation Serif" fo:font-size="11pt" officeooo:paragraph-rsid="002fa9cb" style:font-size-asian="11pt" style:font-size-complex="11pt"/>
    </style:style>
    <style:style style:name="P36"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37"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8"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9"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4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1"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42"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officeooo:paragraph-rsid="0030d17c" style:text-blinking="false" fo:background-color="transparent" style:font-size-asian="11pt" style:font-size-complex="11pt"/>
    </style:style>
    <style:style style:name="P4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44"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style:text-underline-style="none" officeooo:paragraph-rsid="0033da6e" style:text-blinking="false" fo:background-color="transparent" style:font-size-asian="11pt" style:font-size-complex="11pt"/>
    </style:style>
    <style:style style:name="P45" style:family="paragraph" style:parent-style-name="Text_20_body">
      <style:paragraph-properties fo:margin-top="0in" fo:margin-bottom="0in" style:contextual-spacing="false" fo:line-height="100%" style:writing-mode="lr-tb"/>
      <style:text-properties style:font-name="Liberation Serif" fo:font-size="11pt" style:font-size-asian="11pt" style:font-size-complex="11pt"/>
    </style:style>
    <style:style style:name="P46" style:family="paragraph" style:parent-style-name="Text_20_body">
      <style:paragraph-properties fo:line-height="115%"/>
      <style:text-properties style:font-name="Liberation Serif" fo:font-size="11pt" style:font-size-asian="11pt" style:font-size-complex="11pt"/>
    </style:style>
    <style:style style:name="P47" style:family="paragraph" style:parent-style-name="Text_20_body">
      <style:paragraph-properties fo:line-height="100%"/>
      <style:text-properties style:font-name="Liberation Serif" fo:font-size="11pt" style:font-size-asian="11pt" style:font-size-complex="11pt"/>
    </style:style>
    <style:style style:name="P48"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9"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50" style:family="paragraph" style:parent-style-name="Text_20_body">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1" style:family="paragraph" style:parent-style-name="Text_20_body">
      <style:paragraph-properties style:writing-mode="lr-tb"/>
      <style:text-properties style:font-name="Liberation Serif" fo:font-size="11pt" style:font-size-asian="11pt" style:font-size-complex="11pt"/>
    </style:style>
    <style:style style:name="P52" style:family="paragraph" style:parent-style-name="Text_20_body">
      <style:paragraph-properties fo:line-height="100%" style:writing-mode="lr-tb"/>
      <style:text-properties style:font-name="Liberation Serif" fo:font-size="11pt" style:font-size-asian="11pt" style:font-size-complex="11pt"/>
    </style:style>
    <style:style style:name="P53" style:family="paragraph" style:parent-style-name="Heading_20_1" style:master-page-name="Standard">
      <style:paragraph-properties style:page-number="auto"/>
    </style:style>
    <style:style style:name="P54"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55" style:family="paragraph" style:parent-style-name="Text_20_body">
      <style:paragraph-properties fo:line-height="115%"/>
      <style:text-properties style:font-name="Liberation Serif" fo:font-size="11pt" style:font-size-asian="11pt" style:font-size-complex="11pt"/>
    </style:style>
    <style:style style:name="P56" style:family="paragraph" style:parent-style-name="Text_20_body">
      <style:paragraph-properties fo:line-height="100%"/>
      <style:text-properties style:font-name="Liberation Serif" fo:font-size="11pt" style:font-size-asian="11pt" style:font-size-complex="11pt"/>
    </style:style>
    <style:style style:name="P57"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size="11pt" fo:font-style="italic" style:font-size-asian="11pt" style:font-style-asian="italic"/>
    </style:style>
    <style:style style:name="T3" style:family="text">
      <style:text-properties fo:font-size="11pt" fo:font-style="italic" officeooo:rsid="00198aaf" style:font-size-asian="11pt" style:font-style-asian="italic"/>
    </style:style>
    <style:style style:name="T4" style:family="text">
      <style:text-properties fo:font-size="11pt" fo:font-style="italic" officeooo:rsid="0019fcd8" style:font-size-asian="11pt" style:font-style-asian="italic"/>
    </style:style>
    <style:style style:name="T5" style:family="text">
      <style:text-properties fo:font-size="11pt" fo:font-style="italic" officeooo:rsid="001d2269" style:font-size-asian="11pt" style:font-style-asian="italic"/>
    </style:style>
    <style:style style:name="T6" style:family="text">
      <style:text-properties style:font-name="Liberation Serif" fo:font-size="11pt" fo:font-style="italic" style:font-size-asian="11pt" style:font-style-asian="italic"/>
    </style:style>
    <style:style style:name="T7" style:family="text">
      <style:text-properties style:font-name="Liberation Serif" fo:font-size="11pt" fo:font-weight="bold" style:font-size-asian="11pt" style:font-weight-asian="bold" style:font-size-complex="11pt" style:font-weight-complex="bold"/>
    </style:style>
    <style:style style:name="T8" style:family="text">
      <style:text-properties style:font-name="Liberation Serif" fo:font-size="11pt" style:font-size-asian="11pt" style:font-size-complex="11pt"/>
    </style:style>
    <style:style style:name="T9" style:family="text">
      <style:text-properties style:font-name="FreeMono" fo:font-size="9pt" fo:font-style="normal" officeooo:rsid="001e8fbe" style:font-size-asian="9pt" style:font-style-asian="normal" style:font-style-complex="normal"/>
    </style:style>
    <style:style style:name="T10" style:family="text">
      <style:text-properties fo:font-size="9pt" fo:font-style="italic" style:font-size-asian="9pt" style:font-style-asian="italic"/>
    </style:style>
    <style:style style:name="T11" style:family="text">
      <style:text-properties fo:font-size="9pt" fo:font-style="italic" officeooo:rsid="001e8fbe" style:font-size-asian="9pt" style:font-style-asian="italic"/>
    </style:style>
    <style:style style:name="T12" style:family="text">
      <style:text-properties style:font-name-complex="Times New Roman" style:language-complex="en" style:country-complex="US"/>
    </style:style>
    <style:style style:name="T13" style:family="text">
      <style:text-properties style:text-underline-style="solid" style:text-underline-width="auto" style:text-underline-color="font-color" style:font-name-complex="Times New Roman" style:language-complex="en" style:country-complex="US"/>
    </style:style>
    <style:style style:name="T14" style:family="text">
      <style:text-properties style:text-underline-style="solid" style:text-underline-width="auto" style:text-underline-color="font-color" officeooo:rsid="0019fcd8" style:font-name-complex="Times New Roman" style:language-complex="en" style:country-complex="US"/>
    </style:style>
    <style:style style:name="T15" style:family="text">
      <style:text-properties style:text-underline-style="solid" style:text-underline-width="auto" style:text-underline-color="font-color" officeooo:rsid="001d2269" style:font-name-complex="Times New Roman" style:language-complex="en" style:country-complex="US"/>
    </style:style>
    <style:style style:name="T16" style:family="text">
      <style:text-properties fo:font-size="10pt" style:font-size-asian="10pt" style:font-name-complex="Times New Roman" style:language-complex="en" style:country-complex="US"/>
    </style:style>
    <style:style style:name="T17" style:family="text">
      <style:text-properties fo:font-size="10pt" officeooo:rsid="0019fcd8" style:font-size-asian="10pt" style:font-name-complex="Times New Roman" style:language-complex="en" style:country-complex="US"/>
    </style:style>
    <style:style style:name="T18" style:family="text">
      <style:text-properties fo:font-size="10pt" officeooo:rsid="001b67b8" style:font-size-asian="10pt" style:font-name-complex="Times New Roman" style:language-complex="en" style:country-complex="US"/>
    </style:style>
    <style:style style:name="T19" style:family="text">
      <style:text-properties officeooo:rsid="0019fcd8"/>
    </style:style>
    <style:style style:name="T20" style:family="text">
      <style:text-properties officeooo:rsid="001cae20"/>
    </style:style>
    <style:style style:name="T21" style:family="text">
      <style:text-properties fo:font-size="8pt" officeooo:rsid="001cae20" style:font-size-asian="8pt" style:font-size-complex="8pt"/>
    </style:style>
    <style:style style:name="T22" style:family="text">
      <style:text-properties fo:font-style="italic" style:font-style-asian="italic"/>
    </style:style>
    <style:style style:name="T23" style:family="text">
      <style:text-properties fo:font-style="italic" officeooo:rsid="0019fcd8" style:font-style-asian="italic"/>
    </style:style>
    <style:style style:name="T24" style:family="text">
      <style:text-properties fo:font-style="italic" officeooo:rsid="001e8fbe" style:font-style-asian="italic"/>
    </style:style>
    <style:style style:name="T25" style:family="text">
      <style:text-properties fo:font-style="italic" fo:font-weight="bold" officeooo:rsid="001e8fbe" style:font-style-asian="italic" style:font-weight-asian="bold" style:font-weight-complex="bold"/>
    </style:style>
    <style:style style:name="T26" style:family="text">
      <style:text-properties fo:font-style="italic" fo:font-weight="normal"/>
    </style:style>
    <style:style style:name="T27" style:family="text">
      <style:text-properties fo:font-style="italic" fo:font-weight="normal" officeooo:rsid="001fbd53"/>
    </style:style>
    <style:style style:name="T28" style:family="text">
      <style:text-properties officeooo:rsid="001f7508"/>
    </style:style>
    <style:style style:name="T2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font-name-asian="Times" style:font-name-complex="Times New Roman" style:language-complex="ar" style:country-complex="SA"/>
    </style:style>
    <style:style style:name="T34" style:family="text">
      <style:text-properties fo:font-weight="bold" style:font-weight-asian="bold" style:font-weight-complex="bold"/>
    </style:style>
    <style:style style:name="T35" style:family="text">
      <style:text-properties fo:font-weight="bold" officeooo:rsid="0033da6e" style:font-weight-asian="bold" style:font-weight-complex="bold"/>
    </style:style>
    <style:style style:name="T36" style:family="text">
      <style:text-properties officeooo:rsid="00251d63"/>
    </style:style>
    <style:style style:name="T37" style:family="text">
      <style:text-properties fo:font-style="normal" style:font-style-asian="normal" style:font-style-complex="normal"/>
    </style:style>
    <style:style style:name="T38" style:family="text">
      <style:text-properties officeooo:rsid="002781a8"/>
    </style:style>
    <style:style style:name="T39" style:family="text">
      <style:text-properties officeooo:rsid="002fa9cb"/>
    </style:style>
    <style:style style:name="T40" style:family="text">
      <style:text-properties officeooo:rsid="0033da6e"/>
    </style:style>
    <style:style style:name="T41" style:family="text">
      <style:text-properties fo:language="en" fo:country="US" style:font-name-asian="Times" style:font-name-complex="Times New Roman" style:language-complex="ar" style:country-complex="SA"/>
    </style:style>
    <style:style style:name="T42"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99728208" text:id="ct99728208">
          <text:deletion>
            <office:change-info>
              <dc:creator>Devin Ulibarri</dc:creator>
              <dc:date>2017-01-08T20:32:00</dc:date>
            </office:change-info>
            <text:p text:style-name="P1"><text:span text:style-name="T1">proprietorship</text:span></text:p>
          </text:deletion>
        </text:changed-region>
        <text:changed-region xml:id="ct84851104" text:id="ct84851104">
          <text:insertion>
            <office:change-info>
              <dc:creator>Devin Ulibarri</dc:creator>
              <dc:date>2017-01-08T20:32:00</dc:date>
            </office:change-info>
          </text:insertion>
        </text:changed-region>
        <text:changed-region xml:id="ct111168496" text:id="ct111168496">
          <text:insertion>
            <office:change-info>
              <dc:creator>Devin Ulibarri</dc:creator>
              <dc:date>2017-01-08T20:55:00</dc:date>
            </office:change-info>
          </text:insertion>
        </text:changed-region>
        <text:changed-region xml:id="ct101961232" text:id="ct101961232">
          <text:insertion>
            <office:change-info>
              <dc:creator>Devin Ulibarri</dc:creator>
              <dc:date>2017-01-08T20:55:00</dc:date>
            </office:change-info>
          </text:insertion>
        </text:changed-region>
        <text:changed-region xml:id="ct90980576" text:id="ct90980576">
          <text:insertion>
            <office:change-info>
              <dc:creator>Devin Ulibarri</dc:creator>
              <dc:date>2017-01-08T20:57:00</dc:date>
            </office:change-info>
          </text:insertion>
        </text:changed-region>
        <text:changed-region xml:id="ct110631568" text:id="ct110631568">
          <text:insertion>
            <office:change-info>
              <dc:creator>Devin Ulibarri</dc:creator>
              <dc:date>2017-01-08T20:57:00</dc:date>
            </office:change-info>
          </text:insertion>
        </text:changed-region>
        <text:changed-region xml:id="ct110584816" text:id="ct110584816">
          <text:deletion>
            <office:change-info>
              <dc:creator>Devin Ulibarri</dc:creator>
              <dc:date>2017-01-08T20:32:00</dc:date>
            </office:change-info>
            <text:p text:style-name="P2">proprietorship</text:p>
          </text:deletion>
        </text:changed-region>
        <text:changed-region xml:id="ct110588240" text:id="ct110588240">
          <text:insertion>
            <office:change-info>
              <dc:creator>Devin Ulibarri</dc:creator>
              <dc:date>2017-01-08T20:32:00</dc:date>
            </office:change-info>
          </text:insertion>
        </text:changed-region>
        <text:changed-region xml:id="ct110587728" text:id="ct110587728">
          <text:deletion>
            <office:change-info>
              <dc:creator>Devin Ulibarri</dc:creator>
              <dc:date>2017-01-08T20:32:00</dc:date>
            </office:change-info>
            <text:p text:style-name="P2">proprietorship</text:p>
          </text:deletion>
        </text:changed-region>
        <text:changed-region xml:id="ct110585728" text:id="ct110585728">
          <text:insertion>
            <office:change-info>
              <dc:creator>Devin Ulibarri</dc:creator>
              <dc:date>2017-01-08T20:32:00</dc:date>
            </office:change-info>
          </text:insertion>
        </text:changed-region>
        <text:changed-region xml:id="ct110587392" text:id="ct110587392">
          <text:deletion>
            <office:change-info>
              <dc:creator>Devin Ulibarri</dc:creator>
              <dc:date>2017-01-08T20:32:00</dc:date>
            </office:change-info>
            <text:p text:style-name="P3">proprietorship</text:p>
          </text:deletion>
        </text:changed-region>
        <text:changed-region xml:id="ct110405376" text:id="ct110405376">
          <text:insertion>
            <office:change-info>
              <dc:creator>Devin Ulibarri</dc:creator>
              <dc:date>2017-01-08T20:32:00</dc:date>
            </office:change-info>
          </text:insertion>
        </text:changed-region>
        <text:changed-region xml:id="ct110411104" text:id="ct110411104">
          <text:deletion>
            <office:change-info>
              <dc:creator>Devin Ulibarri</dc:creator>
              <dc:date>2017-01-08T20:32:00</dc:date>
            </office:change-info>
            <text:p text:style-name="P4"><text:span text:style-name="T1">proprietorship</text:span></text:p>
          </text:deletion>
        </text:changed-region>
        <text:changed-region xml:id="ct110586816" text:id="ct110586816">
          <text:insertion>
            <office:change-info>
              <dc:creator>Devin Ulibarri</dc:creator>
              <dc:date>2017-01-08T20:32:00</dc:date>
            </office:change-info>
          </text:insertion>
        </text:changed-region>
        <text:changed-region xml:id="ct109939024" text:id="ct109939024">
          <text:insertion>
            <office:change-info>
              <dc:creator>Devin Ulibarri</dc:creator>
              <dc:date>2017-01-08T20:54:00</dc:date>
            </office:change-info>
          </text:insertion>
        </text:changed-region>
        <text:changed-region xml:id="ct97656944" text:id="ct97656944">
          <text:insertion>
            <office:change-info>
              <dc:creator>Devin Ulibarri</dc:creator>
              <dc:date>2017-01-08T20:54:00</dc:date>
            </office:change-info>
          </text:insertion>
        </text:changed-region>
        <text:changed-region xml:id="ct110326048" text:id="ct110326048">
          <text:insertion>
            <office:change-info>
              <dc:creator>Devin Ulibarri</dc:creator>
              <dc:date>2017-01-08T20:52:00</dc:date>
            </office:change-info>
          </text:insertion>
        </text:changed-region>
        <text:changed-region xml:id="ct110700480" text:id="ct110700480">
          <text:insertion>
            <office:change-info>
              <dc:creator>Devin Ulibarri</dc:creator>
              <dc:date>2017-01-08T20:52:00</dc:date>
            </office:change-info>
          </text:insertion>
        </text:changed-region>
        <text:changed-region xml:id="ct101738352" text:id="ct101738352">
          <text:deletion>
            <office:change-info>
              <dc:creator>Devin Ulibarri</dc:creator>
              <dc:date>2017-01-08T20:32:00</dc:date>
            </office:change-info>
            <text:p text:style-name="P5">proprietorship</text:p>
          </text:deletion>
        </text:changed-region>
        <text:changed-region xml:id="ct110411296" text:id="ct110411296">
          <text:insertion>
            <office:change-info>
              <dc:creator>Devin Ulibarri</dc:creator>
              <dc:date>2017-01-08T20:32:00</dc:date>
            </office:change-info>
          </text:insertion>
        </text:changed-region>
        <text:changed-region xml:id="ct110410272" text:id="ct110410272">
          <text:deletion>
            <office:change-info>
              <dc:creator>Devin Ulibarri</dc:creator>
              <dc:date>2017-01-08T20:32:00</dc:date>
            </office:change-info>
            <text:p text:style-name="P1"><text:span text:style-name="T1">Proprietorship</text:span></text:p>
          </text:deletion>
        </text:changed-region>
        <text:changed-region xml:id="ct110407760" text:id="ct110407760">
          <text:insertion>
            <office:change-info>
              <dc:creator>Devin Ulibarri</dc:creator>
              <dc:date>2017-01-08T20:32:00</dc:date>
            </office:change-info>
          </text:insertion>
        </text:changed-region>
        <text:changed-region xml:id="ct103193664" text:id="ct103193664">
          <text:insertion>
            <office:change-info>
              <dc:creator>Devin Ulibarri</dc:creator>
              <dc:date>2017-01-08T20:32:00</dc:date>
            </office:change-info>
          </text:insertion>
        </text:changed-region>
        <text:changed-region xml:id="ct110930976" text:id="ct110930976">
          <text:deletion>
            <office:change-info>
              <dc:creator>Devin Ulibarri</dc:creator>
              <dc:date>2017-01-08T20:32:00</dc:date>
            </office:change-info>
            <text:p text:style-name="P1"><text:span text:style-name="T1"><text:s/></text:span></text:p>
          </text:deletion>
        </text:changed-region>
        <text:changed-region xml:id="ct110205888" text:id="ct110205888">
          <text:insertion>
            <office:change-info>
              <dc:creator>Devin Ulibarri</dc:creator>
              <dc:date>2017-01-08T20:38:00</dc:date>
            </office:change-info>
          </text:insertion>
        </text:changed-region>
        <text:changed-region xml:id="ct102249520" text:id="ct102249520">
          <text:insertion>
            <office:change-info>
              <dc:creator>Devin Ulibarri</dc:creator>
              <dc:date>2017-01-08T20:38:00</dc:date>
            </office:change-info>
          </text:insertion>
        </text:changed-region>
        <text:changed-region xml:id="ct110375568" text:id="ct110375568">
          <text:insertion>
            <office:change-info>
              <dc:creator>Devin Ulibarri</dc:creator>
              <dc:date>2017-01-08T20:46:00</dc:date>
            </office:change-info>
          </text:insertion>
        </text:changed-region>
        <text:changed-region xml:id="ct90319920" text:id="ct90319920">
          <text:insertion>
            <office:change-info>
              <dc:creator>Devin Ulibarri</dc:creator>
              <dc:date>2017-01-08T20:46:00</dc:date>
            </office:change-info>
          </text:insertion>
        </text:changed-region>
        <text:changed-region xml:id="ct110684832" text:id="ct110684832">
          <text:insertion>
            <office:change-info>
              <dc:creator>Devin Ulibarri</dc:creator>
              <dc:date>2017-01-08T20:45:00</dc:date>
            </office:change-info>
          </text:insertion>
        </text:changed-region>
        <text:changed-region xml:id="ct99662160" text:id="ct99662160">
          <text:insertion>
            <office:change-info>
              <dc:creator>Devin Ulibarri</dc:creator>
              <dc:date>2017-01-08T20: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riple Entry Journal Template <text:span text:style-name="T19">for Free Software in Education</text:span></text:h>
      <text:h text:style-name="Heading_20_4" text:outline-level="4">Free Software as defined as <text:a xlink:type="simple" xlink:href="https://www.gnu.org/philosophy/free-sw.en.html" text:style-name="Internet_20_link">https://www.gnu.org/philosophy/free-sw.en.html</text:a></text:h>
      <text:p text:style-name="P10"/>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20">Content Author's </text:span>Name: <text:s text:c="12"/><text:span text:style-name="T28">Ayush Kumar</text:span></text:p>
          </table:table-cell>
          <table:covered-table-cell/>
          <table:table-cell table:style-name="Table1.C1" office:value-type="string">
            <text:p text:style-name="Table_20_Header">Date<text:span text:style-name="T20">(s)</text:span>: <text:span text:style-name="T28">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text:span text:style-name="T23">https://creativecommons.org/licenses/by-</text:span></text:a><text:a xlink:type="simple" xlink:href="https://creativecommons.org/licenses/by-nd/4.0/" text:style-name="Internet_20_link"><text:span text:style-name="T22">nd</text:span></text:a><text:a xlink:type="simple" xlink:href="https://creativecommons.org/licenses/by-nd/4.0/" text:style-name="Internet_20_link"><text:span text:style-name="T23">/4.0/</text:span></text:a></text:p>
            <text:p text:style-name="P16"><text:span text:style-name="T23">*</text:span><text:span text:style-name="T24">Note that f another copyright license is desired, you must change </text:span><text:span text:style-name="T25">before</text:span><text:span text:style-name="T24"> distribution.</text:span></text:p>
          </table:table-cell>
        </table:table-row>
        <table:table-row table:style-name="Table1.1">
          <table:table-cell table:style-name="Table1.A1" office:value-type="string">
            <text:p text:style-name="Table_20_Contents">Context <text:span text:style-name="T21">(e.g. reading, presentation, etc.)</text:span>:</text:p>
          </table:table-cell>
          <table:table-cell table:style-name="Table1.C1" table:number-columns-spanned="2" office:value-type="string">
            <text:p text:style-name="P25">Reading</text:p>
            <text:p text:style-name="Table_20_Contents"/>
          </table:table-cell>
          <table:covered-table-cell/>
        </table:table-row>
        <table:table-row table:style-name="Table1.1">
          <table:table-cell table:style-name="Table1.A1" office:value-type="string">
            <text:p text:style-name="Table_20_Contents"><text:span text:style-name="T19">Goal or </text:span>Purpose:</text:p>
          </table:table-cell>
          <table:table-cell table:style-name="Table1.C1" table:number-columns-spanned="2" office:value-type="string">
            <text:p text:style-name="P11">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19">(</text:span>s<text:span text:style-name="T19">)</text:span>:</text:p>
          </table:table-cell>
          <table:table-cell table:style-name="Table1.C1" table:number-columns-spanned="2" office:value-type="string">
            <text:p text:style-name="P12">What are the benefits and implications of free software in education?</text:p>
            <text:p text:style-name="Table_20_Contents"/>
          </table:table-cell>
          <table:covered-table-cell/>
        </table:table-row>
      </table:table>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13">Objective Information</text:span><text:span text:style-name="T12"> </text:span></text:p>
            <text:p text:style-name="Table_20_Contents"><text:span text:style-name="T16">(</text:span><text:span text:style-name="T17">observations, possibly</text:span><text:span text:style-name="T16"> in the form of quotations from readings </text:span><text:span text:style-name="T17">or media </text:span><text:span text:style-name="T18">or a non-subjective personal description of an event etc. </text:span><text:span text:style-name="T17">)</text:span></text:p>
          </table:table-cell>
          <table:table-cell table:style-name="Table2.A1" office:value-type="string">
            <text:p text:style-name="P29">Personal Response</text:p>
            <text:p text:style-name="P17">(subjective interpretation of events, words, artifacts, readings, questions raised, etc.)</text:p>
          </table:table-cell>
          <table:table-cell table:style-name="Table2.C1" office:value-type="string">
            <text:p text:style-name="Table_20_Header"><text:span text:style-name="T13">Implications </text:span><text:span text:style-name="T14">with regard to</text:span><text:span text:style-name="T13"> </text:span><text:span text:style-name="T15">Free Software in Education</text:span></text:p>
            <text:p text:style-name="P17">(new questions, application of ideas, reconsiderations of viewpoint, etc.)</text:p>
          </table:table-cell>
        </table:table-row>
        <table:table-row table:style-name="Table2.2">
          <table:table-cell table:style-name="Table2.A1" office:value-type="string">
            <text:p text:style-name="P44"><text:bookmark text:name="docs-internal-guid-21421de0-7a6f-5548-b0b2-b11a60e96b43"/><text:span text:style-name="T35">Source</text:span><text:span text:style-name="T40">: </text:span><text:a xlink:type="simple" xlink:href="https://www.gnu.org/education/edu-why.html" text:style-name="Internet_20_link"><text:span text:style-name="T40">https://www.gnu.org/education/edu-why.html</text:span></text:a></text:p>
            <text:p text:style-name="P44">“<text:span text:style-name="T26">Free software supports education by allowing the sharing of knowledge </text:span><text:span text:style-name="T27">&amp;</text:span><text:span text:style-name="T26"> tools.</text:span></text:p>
            <text:p text:style-name="P43"/>
            <text:p text:style-name="P45"><text:span text:style-name="T32">Many students have a talent for programing. They are fascinated with computers and eager to learn how their systems work. With Free Software, students can see and learn from the Source Code.</text:span><text:line-break/><text:span text:style-name="T32">Teachers can hand out to students copies of the programs they use in the classroom so that they can use them at home. With Free Software, copying is not only authorized, it is encouraged.”</text:span></text:p>
            <text:p text:style-name="P34"><text:soft-page-break/><text:span text:style-name="T29">“</text:span><text:span text:style-name="T32">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45"><text:bookmark text:name="docs-internal-guid-21421de0-7a70-eb71-81be-7ca5aeee99d9"/><text:span text:style-name="T1">Use of Free Software in Schools and Institutions boosts the learning process by giving teachers the power to modify the Source Code of free software to </text:span><text:span text:style-name="T31">customize learning</text:span><text:span text:style-name="T29"> </text:span><text:span text:style-name="T1">according to the classroom.</text:span></text:p>
            <text:p text:style-name="P4"/>
            <text:p text:style-name="P45"><text:span text:style-name="T1">Moreover, teachers can freely distribute copies of the modified free software for the students to try and experiment with the Code, enabling the students to </text:span><text:span text:style-name="T31">learn</text:span><text:span text:style-name="T29"> </text:span><text:span text:style-name="T1">programming as well as apply programming to </text:span><text:span text:style-name="T31">solve problems creatively</text:span><text:span text:style-name="T1">. </text:span></text:p>
            <text:p text:style-name="P1"><text:line-break/><text:span text:style-name="T1">In a proprietary software, such a sharing and innovative culture is discouraged to maintain the interests of the </text:span><text:change text:change-id="ct99728208"/><text:change-start text:change-id="ct84851104"/><text:span text:style-name="T33">Proprietors</text:span><text:change-end text:change-id="ct84851104"/><text:span text:style-name="T1">. </text:span></text:p>
            <text:p text:style-name="P30"><text:soft-page-break/>The main motive of a school is to make <text:span text:style-name="T34">responsible citizens</text:span> of the future. Schools can accomplish this goal by getting the students accustomed to a free digital society and enabling them to freely use and distribute software. </text:p>
            <text:p text:style-name="P51"/>
            <text:p text:style-name="P38">Moreover, it promotes <text:span text:style-name="T34">self-sufficiency</text:span> by neglecting proprietary software and promoting the use of free and open software that students can modify themselves.</text:p>
          </table:table-cell>
          <table:table-cell table:style-name="Table2.C1" office:value-type="string">
            <text:p text:style-name="P31">While Free Software enables people to copy code and modify it to suite their needs, it also promotes a dependency on the availability of the Source Code. On one hand, free software gives independence and on the other hand, it creates dependency on work done by someone else. </text:p>
            <text:p text:style-name="P52"/>
            <text:p text:style-name="P3">Moreover, if software is easily available for modification, <text:change-start text:change-id="ct111168496"/><office:annotation office:name="__Fieldmark__1602_1523183741"><dc:creator>Devin Ulibarri</dc:creator><dc:date>2017-01-08T20:55:37.653631770</dc:date><text:list text:style-name=""><text:list-item><text:p text:style-name="P59"><text:span text:style-name="T42">You are predicting what will happen in a scenario that does not exist.</text:span></text:p></text:list-item><text:list-item><text:p text:style-name="P59"><text:span text:style-name="T42"/></text:p></text:list-item><text:list-item><text:p text:style-name="P59"><text:span text:style-name="T42">Stallman says “But there is <text:s/>a deeper reason: to form good programmers, because in </text:span></text:p></text:list-item><text:list-item><text:p text:style-name="P59"><text:span text:style-name="T42">order to learn good programming skills students need to read lots of </text:span></text:p></text:list-item><text:list-item><text:p text:style-name="P59"><text:span text:style-name="T42">code and write lots of code. To learn to write good code for big programs students need to write small changes in the code of big </text:span></text:p></text:list-item><text:list-item><text:p text:style-name="P59"><text:span text:style-name="T42">programs. All this is possible only with Free Software. Only Free Software allows education in information technology.”</text:span></text:p></text:list-item><text:list-item><text:p text:style-name="P59"><text:span text:style-name="T42"/></text:p></text:list-item><text:list-item><text:p text:style-name="P59"><text:span text:style-name="T42">Does having access to code preclude the possibility of writing new code from scratch?</text:span></text:p></text:list-item></text:list></office:annotation><text:change-end text:change-id="ct111168496"/>then students do not get any experience in writing the base source code themselves<text:change-start text:change-id="ct101961232"/><office:annotation-end office:name="__Fieldmark__1602_1523183741"/><text:change-end text:change-id="ct101961232"/>. But this destroys the will for students to create things from scratch. Thus, the chain of developing software and inspiring creativity is broken.</text:p>
            <text:p text:style-name="P48"><text:change-start text:change-id="ct90980576"/><office:annotation office:name="__Fieldmark__1603_1523183741"><dc:creator>Devin Ulibarri</dc:creator><dc:date>2017-01-08T20:57:48.377481224</dc:date><text:list text:continue-numbering="true" text:style-name=""><text:list-item><text:p text:style-name="P59"><text:span text:style-name="T42">How so? Curious about your thoughts.</text:span></text:p></text:list-item></text:list></office:annotation><text:change-end text:change-id="ct90980576"/>Schools can promote the use of free software by incorporating it into the school’s educational curriculum.<text:change-start text:change-id="ct110631568"/><office:annotation-end office:name="__Fieldmark__1603_1523183741"/><text:change-end text:change-id="ct110631568"/></text:p>
            <text:p text:style-name="P50"><text:soft-page-break/>When an institution uses open source software to teach Programming, Music, Physics et cetera, they validate the purpose of free software and involve their students to learn as well as help grow the open source community. </text:p>
          </table:table-cell>
        </table:table-row>
        <table:table-row table:style-name="Table2.3">
          <table:table-cell table:style-name="Table2.A1" office:value-type="string">
            <text:p text:style-name="P34"><text:span text:style-name="T29">“</text:span><text:span text:style-name="T32">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18"/>
            <text:p text:style-name="P18"/>
            <text:p text:style-name="P18"/>
            <text:p text:style-name="P27"/>
          </table:table-cell>
          <table:table-cell table:style-name="Table2.A1" office:value-type="string">
            <text:p text:style-name="P2">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text:span text:style-name="T34">dependency</text:span> for the students, the <text:change text:change-id="ct110584816"/><text:change-start text:change-id="ct110588240"/><text:span text:style-name="T41">Proprietors</text:span><text:change-end text:change-id="ct110588240"/> ensures that students will buy the <text:span text:style-name="T39">license to their</text:span> software when they graduate from school and start working for companies since their employers don’t get free <text:span text:style-name="T39">license</text:span> of the software. The students have no choice but to buy expensive software that they didn't even require but was imposed on them by the <text:change text:change-id="ct110587728"/><text:change-start text:change-id="ct110585728"/><text:span text:style-name="T41">Proprietors</text:span><text:change-end text:change-id="ct110585728"/>.</text:p>
            <text:p text:style-name="P38"/>
            <text:p text:style-name="P38"/>
            <text:p text:style-name="P38"/>
          </table:table-cell>
          <table:table-cell table:style-name="Table2.C1" office:value-type="string">
            <text:p text:style-name="P3"><text:bookmark text:name="docs-internal-guid-21421de0-7d90-b68a-12c4-317c7b5ef4df"/>Although some particular examples of companies exploiting schools and institutions like for distributing gratis cigarettes to school children are not ethical. But most of the times, <text:change text:change-id="ct110587392"/><text:change-start text:change-id="ct110405376"/><text:span text:style-name="T41">Proprietors</text:span><text:change-end text:change-id="ct110405376"/>s <text:span text:style-name="T39">utilize</text:span> schools as a platform for advertising to the right kind of audience.</text:p>
            <text:p text:style-name="P4"/>
            <text:p text:style-name="P3">For a company that develops software that enables teenagers to understand natural phenomenon in a scientific manner, the best marketplace is a school where students use the software.</text:p>
            <text:p text:style-name="P4"><text:line-break/><text:span text:style-name="T1">It is not unethical for a </text:span><text:change text:change-id="ct110411104"/><text:change-start text:change-id="ct110586816"/><text:span text:style-name="T33">Proprietors</text:span><text:change-end text:change-id="ct110586816"/><text:span text:style-name="T1"> to advertise their product and reach out to the right kind of audience that could benefit from their product.</text:span></text:p>
            <text:p text:style-name="P48"/>
            <text:p text:style-name="P48"/>
            <text:p text:style-name="P48"/>
            <text:p text:style-name="P48"/>
          </table:table-cell>
        </table:table-row>
        <text:soft-page-break/>
        <table:table-row table:style-name="Table2.4">
          <table:table-cell table:style-name="Table2.A4" office:value-type="string">
            <text:p text:style-name="P15"/>
            <text:p text:style-name="P13"><text:span text:style-name="T31">Personal Experience</text:span><text:span text:style-name="T29"> </text:span><text:span text:style-name="T1">: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 Thus, the company had managed to use the university as an advertising playground.</text:span></text:p>
            <text:p text:style-name="P35"/>
          </table:table-cell>
          <table:table-cell table:style-name="Table2.A4" office:value-type="string">
            <text:p text:style-name="P39"/>
            <text:p text:style-name="P39">Such advertising malpractices happen in every country of the world. The only cure such a solution is by promoting open source software and giving students the power to choose and create the various kinds of software, features, add-ons they want. </text:p>
            <text:p text:style-name="P33"><text:line-break/>Moreover, these sorts of malpractices also develop an aversion to software and damage the student’s interest in learning about technology, since students feel cheated by technology.</text:p>
            <text:p text:style-name="P33"/>
          </table:table-cell>
          <table:table-cell table:style-name="Table2.C4" office:value-type="string">
            <text:p text:style-name="P49"/>
            <text:p text:style-name="P49">But, these sort of acts should not deter anyone from using proprietary software, <text:change-start text:change-id="ct109939024"/><text:span text:style-name="T39"><office:annotation office:name="__Fieldmark__1601_1523183741"><dc:creator>Devin Ulibarri</dc:creator><dc:date>2017-01-08T20:54:07.824603859</dc:date><text:list text:continue-numbering="true" text:style-name=""><text:list-item><text:p text:style-name="P59"><text:span text:style-name="T42">Please explain your thoughts on dependency more.</text:span></text:p></text:list-item><text:list-item><text:p text:style-name="P59"><text:span text:style-name="T42"/></text:p></text:list-item><text:list-item><text:p text:style-name="P59"><text:span text:style-name="T42">Stallman identifies the problem as being the denial of </text:span><text:span text:style-name="T43">freedom.</text:span><text:span text:style-name="T44"> Where does dependency play into this and how?</text:span></text:p></text:list-item></text:list></office:annotation></text:span><text:change-end text:change-id="ct109939024"/><text:span text:style-name="T39">but to not develop a permanent dependency on them. </text:span><text:change-start text:change-id="ct97656944"/><office:annotation-end office:name="__Fieldmark__1601_1523183741"/><text:change-end text:change-id="ct97656944"/></text:p>
            <text:p text:style-name="P41">There’s an extremely simple solution to this problem. Instead of making students depend on such softwares or boycotting such software completely, schools can help students in reverse engineering the proprietary software and help them understand the components of programming.</text:p>
          </table:table-cell>
        </table:table-row>
        <table:table-row table:style-name="Table2.5">
          <table:table-cell table:style-name="Table2.A1" office:value-type="string">
            <text:p text:style-name="P14"><text:bookmark text:name="docs-internal-guid-21421de0-7d93-bef8-77e1-9854b6e16661"/><text:span text:style-name="T36">F</text:span>ree software licenses do not expire, which means that once Free Software is adopted, institutions remain independent from the vendor.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independently from the original vendor.”</text:p>
            <text:p text:style-name="P18"/>
            <text:p text:style-name="P18"/>
            <text:p text:style-name="P18"/>
            <text:p text:style-name="P18"/>
            <text:p text:style-name="P18"/>
            <text:p text:style-name="P18"/>
            <text:p text:style-name="P18"/>
            <text:p text:style-name="P18"/>
            <text:p text:style-name="P18"/>
            <text:p text:style-name="P18"><text:soft-page-break/></text:p>
          </table:table-cell>
          <table:table-cell table:style-name="Table2.A1" office:value-type="string">
            <text:p text:style-name="P30">Since the school or institution that adopted the free software is independent of the vendor, they have the rights to copy and <text:span text:style-name="T34">redistribute</text:span> it among school systems as well as students. </text:p>
            <text:p text:style-name="P51"/>
            <text:p text:style-name="P38">Thus, having a free software license <text:span text:style-name="T34">empowers</text:span> the schools and institutions to neglect the exploitation they suffer by the proprietor mega corporations that use schools as an advertising launchpad to create dependency.</text:p>
            <text:p text:style-name="P38"/>
            <text:p text:style-name="P38">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38"><text:bookmark text:name="docs-internal-guid-21421de0-7d94-d347-4c10-e856b0866204"/>If software is available to</text:p>
            <text:p text:style-name="P38">the schools for free, software developers will not be able to sell their product which they worked hard for. <text:change-start text:change-id="ct110326048"/><office:annotation office:name="__Fieldmark__1600_1523183741"><dc:creator>Devin Ulibarri</dc:creator><dc:date>2017-01-08T20:52:50.948770205</dc:date><text:list text:continue-numbering="true" text:style-name=""><text:list-item><text:p text:style-name="P59"><text:span text:style-name="T42">This is your opinion. Maybe you should say “I think that such a situation is likely to...”</text:span></text:p></text:list-item><text:list-item><text:p text:style-name="P59"><text:span text:style-name="T42"/></text:p></text:list-item><text:list-item><text:p text:style-name="P59"><text:span text:style-name="T42">No one can predict exactly what will happen.</text:span></text:p></text:list-item><text:list-item><text:p text:style-name="P59"><text:span text:style-name="T42"/></text:p></text:list-item><text:list-item><text:p text:style-name="P59"><text:span text:style-name="T42">Many people do a lot of things without much monetary incentives.</text:span></text:p></text:list-item></text:list></office:annotation><text:change-end text:change-id="ct110326048"/>Such a situation will cause a decline in professional proprietary demand as well as a creative work since the incentive of money is not present anymore. <text:change-start text:change-id="ct110700480"/><office:annotation-end office:name="__Fieldmark__1600_1523183741"/><text:change-end text:change-id="ct110700480"/></text:p>
            <text:p text:style-name="P38"/>
            <text:p text:style-name="P42">However, this will lead to a monetary increase for free software developers as their products would be more in demand.</text:p>
            <text:p text:style-name="P18"/>
          </table:table-cell>
        </table:table-row>
        <table:table-row table:style-name="Table2.6">
          <table:table-cell table:style-name="Table2.A1" office:value-type="string">
            <text:p text:style-name="P19"><text:span text:style-name="T34">Summary:</text:span><text:span text:style-name="T37"> </text:span></text:p>
            <text:p text:style-name="P26"/>
            <text:p text:style-name="P26"><text:bookmark text:name="docs-internal-guid-21421de0-7d97-616f-4195-77a5a4882bb5"/>Free software supports education by allowing the sharing of knowledge and tools. With Free Software, students can see and learn from the Source Code. Teachers can hand out to students copies of the programs they use in the classroom so that they can use them at home.</text:p>
            <text:p text:style-name="P36">Educational institutions should not allow proprietary software companies to impose their power on the rest of society and its future.</text:p>
            <text:p text:style-name="P36">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p>
            <text:p text:style-name="P22"/>
          </table:table-cell>
          <table:table-cell table:style-name="Table2.A1" office:value-type="string">
            <text:p text:style-name="P23">Summary:</text:p>
            <text:p text:style-name="P23"/>
            <text:p text:style-name="P21"><text:s/><text:bookmark text:name="docs-internal-guid-21421de0-7d98-723a-1e3f-87237ef6a989"/><text:span text:style-name="T1">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37">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 text:style-name="T38">dependent</text:span> on the software to ensure future purchase and also show a “good will” act. </text:p>
            <text:p text:style-name="P20"/>
            <text:p text:style-name="P18"/>
            <text:p text:style-name="P18"/>
          </table:table-cell>
          <table:table-cell table:style-name="Table2.C1" office:value-type="string">
            <text:p text:style-name="P21"><text:span text:style-name="T34">Summary</text:span><text:bookmark text:name="docs-internal-guid-21421de0-7d98-f2bf-d2d6-aa49e57545ac"/><text:span text:style-name="T31">:</text:span><text:span text:style-name="T29"> </text:span></text:p>
            <text:p text:style-name="P5"/>
            <text:p text:style-name="P5">Free Software creates dependency on availability of Source Code. On one hand, it promotes freedom from <text:change text:change-id="ct101738352"/><text:change-start text:change-id="ct110411296"/><text:span text:style-name="T41">Proprietors</text:span><text:change-end text:change-id="ct110411296"/> software and on the other, <office:annotation office:name="__Fieldmark__1534_1523183741"><dc:creator>Devin Ulibarri</dc:creator><dc:date>2017-01-08T18:16:03.340051774</dc:date><text:list text:continue-numbering="true" text:style-name=""><text:list-item><text:p text:style-name="P59"><text:span text:style-name="T42">I fail to understand “dependency on availability of source code”.</text:span></text:p></text:list-item><text:list-item><text:p text:style-name="P59"><text:span text:style-name="T42"/></text:p></text:list-item><text:list-item><text:p text:style-name="P59"><text:span text:style-name="T42">Do you mean free software users become dependent on having access to source code? (What is “it” in this sentence. I assume “it” is “free software”)</text:span></text:p></text:list-item></text:list></office:annotation>creates dependency on availability of source code.<office:annotation-end office:name="__Fieldmark__1534_1523183741"/> <office:annotation office:name="__Fieldmark__1533_1523183741"><dc:creator>Devin Ulibarri</dc:creator><dc:date>2017-01-08T18:14:35.093163882</dc:date><text:list text:continue-numbering="true" text:style-name=""><text:list-item><text:p text:style-name="P59"><text:span text:style-name="T42">I do not agree with this.</text:span></text:p></text:list-item><text:list-item><text:p text:style-name="P59"><text:span text:style-name="T42"/></text:p></text:list-item><text:list-item><text:p text:style-name="P59"><text:span text:style-name="T42">For example in music, just because there are people with masterpieces and those masterpieces are available in libraries does not mean that music students fail to experience music writing from scratch themselves, even though music students do spend a lot of time studying masterpieces as well.</text:span></text:p></text:list-item></text:list></office:annotation>Free software also deludes students from the experience of creating large base source codes from scratch.<office:annotation-end office:name="__Fieldmark__1533_1523183741"/></text:p>
            <text:p text:style-name="P1"><text:line-break/><text:span text:style-name="T1">Schools can incorporate free technology with its educational curriculum by using open source projects to teach things like programming, musical instruments, science et cetera.</text:span><text:span text:style-name="T1"><office:annotation office:name="__Fieldmark__1548_1523183741"><dc:creator>Devin Ulibarri</dc:creator><dc:date>2017-01-08T20:30:58.425274760</dc:date><text:list text:continue-numbering="true" text:style-name=""><text:list-item><text:p text:style-name="P59"><text:span text:style-name="T42">How so? Please add additional info here.</text:span></text:p></text:list-item></text:list></office:annotation></text:span><text:span text:style-name="T1"> A school community also adds to the open source network greatly.</text:span><office:annotation-end office:name="__Fieldmark__1548_1523183741"/><text:span text:style-name="T1"><text:line-break/><text:line-break/></text:span><text:change text:change-id="ct110410272"/><text:change-start text:change-id="ct110407760"/><text:span text:style-name="T33">Proprietors</text:span><text:change-end text:change-id="ct110407760"/><text:span text:style-name="T1"> campaigns to promote their software can lead to large</text:span><text:change-start text:change-id="ct103193664"/><text:span text:style-name="T1">-</text:span><text:change-end text:change-id="ct103193664"/><text:change text:change-id="ct110930976"/><text:span text:style-name="T1">scale lifelong dependency, but instead of boycotting these softwares, schools should encourage students to reverse engineer these softwares to understand their components. Although free software saves schools a lot of money, </text:span><text:change-start text:change-id="ct110205888"/><text:span text:style-name="T1"><office:annotation office:name="__Fieldmark__1577_1523183741"><dc:creator>Devin Ulibarri</dc:creator><dc:date>2017-01-08T20:38:25.624881160</dc:date><text:list text:continue-numbering="true" text:style-name=""><text:list-item><text:p text:style-name="P59"><text:span text:style-name="T42">As discussed in IRC, developers are free to make a profit from either 1. selling copies of free software for a fee or 2. selling their services (e.g. commissioned code improvements) for a fee (</text:span><text:span text:style-name="T42"><text:a xlink:href="https://www.gnu.org/philosophy/selling.html" xlink:type="simple">https://www.gnu.org/philosophy/selling.html</text:a></text:span><text:span text:style-name="T42">)</text:span></text:p></text:list-item></text:list></office:annotation></text:span><text:change-end text:change-id="ct110205888"/><text:span text:style-name="T1">they take away the opportunity for developers to sell their products and hence harm developers and their occupation. Thus indeed making development a less popular occupation.</text:span><text:change-start text:change-id="ct102249520"/><office:annotation-end office:name="__Fieldmark__1577_1523183741"/><text:change-end text:change-id="ct102249520"/></text:p>
          </table:table-cell>
        </table:table-row>
        <table:table-row table:style-name="Table2.7">
          <table:table-cell table:style-name="Table2.C1" table:number-columns-spanned="3" office:value-type="string">
            <text:p text:style-name="P24"><text:span text:style-name="T7">Summary:</text:span><text:span text:style-name="T8"> <text:s/></text:span></text:p>
            <text:p text:style-name="P24">In a nutshell, we can say that involving free software in education has a lot of benefits. Some of the many important aspects are – <text:change-start text:change-id="ct110375568"/><office:annotation office:name="__Fieldmark__1579_1523183741"><dc:creator>Devin Ulibarri</dc:creator><dc:date>2017-01-08T20:46:14.743973970</dc:date><text:list text:continue-numbering="true" text:style-name=""><text:list-item><text:p text:style-name="P59"><text:span text:style-name="T42">Do understand that there is </text:span><text:span text:style-name="T43">no requirement</text:span><text:span text:style-name="T42"> to share the software, only the </text:span><text:span text:style-name="T43">freedom</text:span><text:span text:style-name="T42"> to do so.</text:span></text:p></text:list-item></text:list></office:annotation><text:change-end text:change-id="ct110375568"/>Free sharing of software and ideas<text:change-start text:change-id="ct90319920"/><office:annotation-end office:name="__Fieldmark__1579_1523183741"/><text:change-end text:change-id="ct90319920"/>, supporting a social change in digital education as well as making students self-sufficient .But since every coin has two sides, there are many implications involved as well. <text:change-start text:change-id="ct110684832"/><office:annotation office:name="__Fieldmark__1578_1523183741"><dc:creator>Devin Ulibarri</dc:creator><dc:date>2017-01-08T20:45:50.219062317</dc:date><text:list text:continue-numbering="true" text:style-name=""><text:list-item><text:p text:style-name="P59"><text:span text:style-name="T42">Hos does free software create dependancy?</text:span></text:p></text:list-item></text:list></office:annotation><text:change-end text:change-id="ct110684832"/>On one hand, free software creates freedom, also creates dependency on the other hand.<text:change-start text:change-id="ct99662160"/><office:annotation-end office:name="__Fieldmark__1578_1523183741"/><text:change-end text:change-id="ct99662160"/> <text:span text:style-name="T38">But if free technology is used effectively, it’s results will be revolutionary for improvement and growth of technology.</text:span></text:p>
          </table: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3in" style:type="center"/>
          <style:tab-stop style:position="6in"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201in" fo:margin-bottom="0.0201in" style: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8in" fo:margin-right="0.8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1in" style:dynamic-spacing="true"/>
      </style:header-style>
      <style:footer-style>
        <style:header-footer-properties fo:min-height="0.2in" fo:margin-left="0in" fo:margin-right="0in" fo:margin-top="0.161in"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text:span text:style-name="MT5">https://creativecommons.org/licenses/by-sa/4.0/</text:span></text:a></text:p>
        <text:p text:style-name="Header"><draw:frame draw:style-name="Mfr1" draw:name="Image1" text:anchor-type="paragraph" svg:x="-0.1516in" svg:y="6.6626in" svg:width="0.7362in" svg:height="0.7362in" draw:z-index="3"><draw:image xlink:href="Pictures/100000000000003500000035114C94C9.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text:span text:style-name="MT6">https://owncloud.libretools.com/index.php/s/dVD8y5aE8yQDVDr</text:span></text:a><text:span text:style-name="MT7"> – </text:span><text:span text:style-name="MT8">Page </text:span><text:span text:style-name="MT8"><text:page-number text:select-page="current">2</text:page-number></text:span><text:span text:style-name="MT8"> of </text:span><text:span text:style-name="MT8"><text:page-count style:num-format="1">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11</meta:editing-cycles>
    <meta:editing-duration>PT8H28M5S</meta:editing-duration>
    <meta:generator>LibreOffice/4.2.8.2$Linux_X86_64 LibreOffice_project/42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8T20:58:07.185094399</dc:date>
    <dc:creator>Devin Ulibarri</dc:creator>
    <meta:document-statistic meta:table-count="2" meta:image-count="1" meta:object-count="0" meta:page-count="4" meta:paragraph-count="64" meta:word-count="1925" meta:character-count="12288" meta:non-whitespace-character-count="10411"/>
  </office:meta>
</office:document-meta>
</file>